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</office:font-face-decls>
  <office:automatic-styles>
    <style:style style:family="paragraph" style:name="Title" style:display-name="Title">
      <style:paragraph-properties fo:margin-right="0pt" style:line-spacing="4pt" fo:margin-top="0pt" fo:text-align="center" fo:orphans="0" fo:margin-left="0pt" fo:margin-bottom="6pt" fo:padding="0pt" fo:text-indent="0pt" fo:widows="1"/>
      <style:text-properties fo:color="#000000" style:font-name="Arial" fo:font-weight="bold" fo:text-transform="None" fo:font-size="18"/>
    </style:style>
    <text:list-style style:name="UnorderedList-ul" style:display-name="Un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UnorderedList-ol" style:display-name="Un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OrderedList-ul" style:display-name="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OrderedList-ol" style:display-name="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table-cell" style:name="TableCell1" style:display-name="TableCell1">
      <style:table-cell-properties style:vertical-align="top" fo:padding-left="14.4pt" fo:padding-bottom="36.0pt" fo:padding-right="21.6pt" fo:padding-top="28.8pt"/>
    </style:style>
    <style:style style:family="paragraph" style:name="CellContent1" style:display-name="CellContent1">
      <style:text-properties fo:color="#008000" style:font-name="Courier" fo:font-size="14.0pt"/>
      <style:paragraph-properties fo:text-align="right" style:line-spacing="36.0pt"/>
    </style:style>
    <style:style style:family="table-cell" style:name="TableCell2" style:display-name="TableCell2">
      <style:table-cell-properties style:vertical-align="top" fo:padding-left="14.4pt" fo:padding-bottom="36.0pt" fo:padding-right="21.6pt" fo:padding-top="28.8pt"/>
    </style:style>
    <style:style style:family="paragraph" style:name="CellContent2" style:display-name="CellContent2">
      <style:text-properties fo:color="#008000" style:font-name="Courier" fo:font-size="14.0pt"/>
      <style:paragraph-properties fo:text-align="right" style:line-spacing="36.0pt"/>
    </style:style>
    <style:style style:family="table-cell" style:name="TableCell3" style:display-name="TableCell3">
      <style:table-cell-properties style:vertical-align="top"/>
    </style:style>
    <style:style style:family="paragraph" style:name="CellContent3" style:display-name="CellContent3">
      <style:text-properties fo:color="#008000" style:font-name="Courier" fo:font-size="14.0pt"/>
      <style:paragraph-properties style:line-spacing="36.0pt"/>
    </style:style>
    <style:style style:family="table-cell" style:name="TableCell4" style:display-name="TableCell4">
      <style:table-cell-properties style:vertical-align="bottom"/>
    </style:style>
    <style:style style:family="paragraph" style:name="CellContent4" style:display-name="CellContent4">
      <style:text-properties fo:color="#008000" style:font-name="Courier" fo:font-size="14.0pt"/>
      <style:paragraph-properties style:line-spacing="36.0pt"/>
    </style:style>
    <style:style style:family="table-cell" style:name="TableCell5" style:display-name="TableCell5">
      <style:table-cell-properties style:vertical-align="middle" fo:padding-left="14.4pt" fo:padding-bottom="36.0pt" fo:padding-right="21.6pt" fo:padding-top="28.8pt"/>
    </style:style>
    <style:style style:family="paragraph" style:name="CellContent5" style:display-name="CellContent5">
      <style:text-properties fo:color="#008000" style:font-name="Courier" fo:font-size="14.0pt"/>
      <style:paragraph-properties fo:text-align="right" style:line-spacing="36.0pt"/>
    </style:style>
    <style:style style:family="table-cell" style:name="TableCell6" style:display-name="TableCell6">
      <style:table-cell-properties fo:padding-right="21.6pt" fo:padding-left="14.4pt" fo:background-color="#808080" fo:padding-bottom="36.0pt" style:vertical-align="middle" fo:padding-top="28.8pt"/>
    </style:style>
    <style:style style:family="paragraph" style:name="CellContent6" style:display-name="CellContent6">
      <style:text-properties fo:color="#008000" style:font-name="Courier" fo:font-size="14.0pt"/>
      <style:paragraph-properties fo:text-align="right" style:line-spacing="36.0pt"/>
    </style:style>
    <style:style style:family="table-cell" style:name="TableCell7" style:display-name="TableCell7">
      <style:table-cell-properties style:vertical-align="middle" fo:background-color="#808080"/>
    </style:style>
    <style:style style:family="paragraph" style:name="CellContent7" style:display-name="CellContent7">
      <style:text-properties fo:color="#008000" style:font-name="Courier" fo:font-size="14.0pt"/>
      <style:paragraph-properties style:line-spacing="36.0pt"/>
    </style:style>
    <style:style style:family="table-cell" style:name="TableCell8" style:display-name="TableCell8">
      <style:table-cell-properties style:vertical-align="bottom"/>
    </style:style>
    <style:style style:family="paragraph" style:name="CellContent8" style:display-name="CellContent8">
      <style:text-properties fo:color="#008000" style:font-name="Courier" fo:font-size="14.0pt"/>
      <style:paragraph-properties style:line-spacing="36.0pt"/>
    </style:style>
    <style:style style:family="table-cell" style:name="TableCell9" style:display-name="TableCell9">
      <style:table-cell-properties style:vertical-align="bottom" fo:padding-left="14.4pt" fo:padding-bottom="36.0pt" fo:padding-right="21.6pt" fo:padding-top="28.8pt"/>
    </style:style>
    <style:style style:family="paragraph" style:name="CellContent9" style:display-name="CellContent9">
      <style:text-properties/>
      <style:paragraph-properties fo:text-align="right"/>
    </style:style>
    <style:style style:family="table-cell" style:name="TableCell10" style:display-name="TableCell10">
      <style:table-cell-properties fo:padding-right="21.6pt" fo:padding-left="14.4pt" fo:background-color="#808080" fo:padding-bottom="36.0pt" style:vertical-align="bottom" fo:padding-top="28.8pt"/>
    </style:style>
    <style:style style:family="paragraph" style:name="CellContent10" style:display-name="CellContent10">
      <style:text-properties/>
      <style:paragraph-properties fo:text-align="right"/>
    </style:style>
    <style:style style:family="table-cell" style:name="TableCell11" style:display-name="TableCell11">
      <style:table-cell-properties style:vertical-align="bottom" fo:background-color="#800080"/>
    </style:style>
    <style:style style:family="paragraph" style:name="CellContent11" style:display-name="CellContent11">
      <style:text-properties/>
      <style:paragraph-properties/>
    </style:style>
    <style:style style:family="table-cell" style:name="TableCell12" style:display-name="TableCell12">
      <style:table-cell-properties style:vertical-align="bottom"/>
    </style:style>
    <style:style style:family="paragraph" style:name="CellContent12" style:display-name="CellContent12">
      <style:text-properties/>
      <style:paragraph-properties/>
    </style:style>
    <style:style style:family="table-cell" style:name="TableCell13" style:display-name="TableCell13">
      <style:table-cell-properties style:vertical-align="bottom" fo:padding-left="14.4pt" fo:padding-bottom="36.0pt" fo:padding-right="21.6pt" fo:padding-top="28.8pt"/>
    </style:style>
    <style:style style:family="paragraph" style:name="CellContent13" style:display-name="CellContent13">
      <style:text-properties/>
      <style:paragraph-properties fo:text-align="right"/>
    </style:style>
    <style:style style:family="table-cell" style:name="TableCell14" style:display-name="TableCell14">
      <style:table-cell-properties fo:padding-right="21.6pt" fo:padding-left="14.4pt" fo:background-color="#808080" fo:padding-bottom="36.0pt" style:vertical-align="bottom" fo:padding-top="28.8pt"/>
    </style:style>
    <style:style style:family="paragraph" style:name="CellContent14" style:display-name="CellContent14">
      <style:text-properties/>
      <style:paragraph-properties fo:text-align="right"/>
    </style:style>
    <style:style style:family="table-cell" style:name="TableCell15" style:display-name="TableCell15">
      <style:table-cell-properties style:vertical-align="bottom" fo:background-color="#808080"/>
    </style:style>
    <style:style style:family="paragraph" style:name="CellContent15" style:display-name="CellContent15">
      <style:text-properties/>
      <style:paragraph-properties fo:text-align="center"/>
    </style:style>
    <style:style style:family="table-cell" style:name="TableCell16" style:display-name="TableCell16">
      <style:table-cell-properties style:vertical-align="bottom"/>
    </style:style>
    <style:style style:family="paragraph" style:name="CellContent16" style:display-name="CellContent16">
      <style:text-properties/>
      <style:paragraph-properties fo:text-align="center"/>
    </style:style>
    <style:style style:family="table-cell" style:name="TableCell17" style:display-name="TableCell17">
      <style:table-cell-properties style:vertical-align="bottom" fo:padding-left="14.4pt" fo:padding-bottom="36.0pt" fo:padding-right="21.6pt" fo:padding-top="28.8pt"/>
    </style:style>
    <style:style style:family="paragraph" style:name="CellContent17" style:display-name="CellContent17">
      <style:text-properties/>
      <style:paragraph-properties fo:text-align="right"/>
    </style:style>
    <style:style style:family="table-cell" style:name="TableCell18" style:display-name="TableCell18">
      <style:table-cell-properties style:vertical-align="bottom" fo:padding-left="14.4pt" fo:padding-bottom="36.0pt" fo:padding-right="21.6pt" fo:padding-top="28.8pt"/>
    </style:style>
    <style:style style:family="paragraph" style:name="CellContent18" style:display-name="CellContent18">
      <style:text-properties/>
      <style:paragraph-properties fo:text-align="right"/>
    </style:style>
    <style:style style:family="table-cell" style:name="TableCell19" style:display-name="TableCell19">
      <style:table-cell-properties style:vertical-align="bottom"/>
    </style:style>
    <style:style style:family="paragraph" style:name="CellContent19" style:display-name="CellContent19">
      <style:text-properties/>
      <style:paragraph-properties fo:text-align="center" style:line-spacing="18.0pt"/>
    </style:style>
    <style:style style:family="table-cell" style:name="TableCell20" style:display-name="TableCell20">
      <style:table-cell-properties style:vertical-align="bottom"/>
    </style:style>
    <style:style style:family="paragraph" style:name="CellContent20" style:display-name="CellContent20">
      <style:text-properties style:font-name="Arial" fo:font-size="20.0pt"/>
      <style:paragraph-properties fo:text-align="center" style:line-spacing="36.0pt"/>
    </style:style>
    <style:style style:family="table-column" style:name="TableColumn1" style:display-name="TableColumn1">
      <style:table-column-properties/>
    </style:style>
    <style:style style:family="table-column" style:name="TableColumn2" style:display-name="TableColumn2">
      <style:table-column-properties/>
    </style:style>
    <style:style style:family="table-column" style:name="TableColumn3" style:display-name="TableColumn3">
      <style:table-column-properties/>
    </style:style>
    <style:style style:family="table-column" style:name="TableColumn4" style:display-name="TableColumn4">
      <style:table-column-properties/>
    </style:style>
    <style:style style:family="table-column" style:name="TableColumn5" style:display-name="TableColumn5">
      <style:table-column-properties/>
    </style:style>
    <style:style style:family="table-row" style:name="TableRow1" style:display-name="TableRow1">
      <style:table-row-properties style:use-optimal-row-height="true"/>
    </style:style>
    <style:style style:family="table-row" style:name="TableRow2" style:display-name="TableRow2">
      <style:table-row-properties style:use-optimal-row-height="true"/>
    </style:style>
    <style:style style:family="table-row" style:name="TableRow3" style:display-name="TableRow3">
      <style:table-row-properties style:use-optimal-row-height="true"/>
    </style:style>
    <style:style style:family="table-row" style:name="TableRow4" style:display-name="TableRow4">
      <style:table-row-properties style:use-optimal-row-height="true"/>
    </style:style>
  </office:automatic-styles>
  <office:body>
    <office:text text:use-soft-page-breaks="true">
      <text:p text:style-name="Title"><text:span text:style-name="T1">&lt;blockTableStyle&gt;</text:span><text:span text:style-name="T2"> Tag Demo</text:span></text:p>
      <table:table table:style-name="table">
        <table:table-column table:style-name="TableColumn1"/>
        <table:table-column table:style-name="TableColumn2"/>
        <table:table-column table:style-name="TableColumn3"/>
        <table:table-column table:style-name="TableColumn4"/>
        <table:table-column table:style-name="TableColumn5"/>
        <table:table-row table:style-name="TableRow1">
          <table:table-cell table:style-name="TableCell1" office:value-type="string">
            <text:p text:style-name="CellContent1"><text:span text:style-name="T3">00</text:span></text:p>
          </table:table-cell>
          <table:table-cell table:style-name="TableCell5" office:value-type="string">
            <text:p text:style-name="CellContent5"><text:span text:style-name="T4">01</text:span></text:p>
          </table:table-cell>
          <table:table-cell table:style-name="TableCell9" office:value-type="string">
            <text:p text:style-name="CellContent9"><text:span text:style-name="T5">02</text:span></text:p>
          </table:table-cell>
          <table:table-cell table:style-name="TableCell13" office:value-type="string">
            <text:p text:style-name="CellContent13"><text:span text:style-name="T6">03</text:span></text:p>
          </table:table-cell>
          <table:table-cell table:style-name="TableCell17" office:value-type="string">
            <text:p text:style-name="CellContent17"><text:span text:style-name="T7">04</text:span><text:line-break/><text:span text:style-name="T8">04</text:span></text:p>
          </table:table-cell>
        </table:table-row>
        <table:table-row table:style-name="TableRow2">
          <table:table-cell table:style-name="TableCell2" office:value-type="string">
            <text:p text:style-name="CellContent2"><text:span text:style-name="T9">10</text:span></text:p>
          </table:table-cell>
          <table:table-cell table:style-name="TableCell6" office:value-type="string">
            <text:p text:style-name="CellContent6"><text:span text:style-name="T10">11</text:span></text:p>
          </table:table-cell>
          <table:table-cell table:style-name="TableCell10" office:value-type="string">
            <text:p text:style-name="CellContent10"><text:span text:style-name="T11">12</text:span></text:p>
          </table:table-cell>
          <table:table-cell table:style-name="TableCell14" office:value-type="string">
            <text:p text:style-name="CellContent14"><text:span text:style-name="T12">13</text:span></text:p>
          </table:table-cell>
          <table:table-cell table:style-name="TableCell18" office:value-type="string">
            <text:p text:style-name="CellContent18"><text:span text:style-name="T13">14</text:span><text:line-break/><text:span text:style-name="T14">14</text:span></text:p>
          </table:table-cell>
        </table:table-row>
        <table:table-row table:style-name="TableRow3">
          <table:table-cell table:style-name="TableCell3" office:value-type="string">
            <text:p text:style-name="CellContent3"><text:span text:style-name="T15">20</text:span></text:p>
          </table:table-cell>
          <table:table-cell table:style-name="TableCell7" office:value-type="string">
            <text:p text:style-name="CellContent7"><text:span text:style-name="T16">21</text:span></text:p>
          </table:table-cell>
          <table:table-cell table:style-name="TableCell11" office:value-type="string">
            <text:p text:style-name="CellContent11"><text:span text:style-name="T17">22</text:span></text:p>
          </table:table-cell>
          <table:table-cell table:style-name="TableCell15" office:value-type="string">
            <text:p text:style-name="CellContent15"><text:span text:style-name="T18">23</text:span></text:p>
          </table:table-cell>
          <table:table-cell table:style-name="TableCell19" office:value-type="string">
            <text:p text:style-name="CellContent19"><text:span text:style-name="T19">24</text:span><text:line-break/><text:span text:style-name="T20">24</text:span><text:line-break/><text:span text:style-name="T21">24</text:span><text:line-break/><text:span text:style-name="T22">24</text:span></text:p>
          </table:table-cell>
        </table:table-row>
        <table:table-row table:style-name="TableRow4">
          <table:table-cell table:style-name="TableCell4" office:value-type="string">
            <text:p text:style-name="CellContent4"><text:span text:style-name="T23">30</text:span></text:p>
          </table:table-cell>
          <table:table-cell table:style-name="TableCell8" office:value-type="string">
            <text:p text:style-name="CellContent8"><text:span text:style-name="T24">31</text:span></text:p>
          </table:table-cell>
          <table:table-cell table:style-name="TableCell12" office:value-type="string">
            <text:p text:style-name="CellContent12"><text:span text:style-name="T25">32</text:span></text:p>
          </table:table-cell>
          <table:table-cell table:style-name="TableCell16" office:value-type="string">
            <text:p text:style-name="CellContent16"><text:span text:style-name="T26">33</text:span></text:p>
          </table:table-cell>
          <table:table-cell table:style-name="TableCell20" office:value-type="string">
            <text:p text:style-name="CellContent20"><text:span text:style-name="T27">34</text:span><text:line-break/><text:span text:style-name="T28">34</text:span></text:p>
          </table:table-cell>
        </table:table-row>
      </table:table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</office:font-face-decls>
  <office:styles>
    <style:style style:family="text" style:name="T1" style:display-name="T1">
      <style:text-properties style:font-name="Courier"/>
    </style:style>
    <style:style style:family="text" style:name="T2" style:display-name="T2">
      <style:text-properties/>
    </style:style>
    <style:style style:family="text" style:name="T3" style:display-name="T3">
      <style:text-properties/>
    </style:style>
    <style:style style:family="text" style:name="T4" style:display-name="T4">
      <style:text-properties/>
    </style:style>
    <style:style style:family="text" style:name="T5" style:display-name="T5">
      <style:text-properties/>
    </style:style>
    <style:style style:family="text" style:name="T6" style:display-name="T6">
      <style:text-properties/>
    </style:style>
    <style:style style:family="text" style:name="T7" style:display-name="T7">
      <style:text-properties/>
    </style:style>
    <style:style style:family="text" style:name="T8" style:display-name="T8">
      <style:text-properties/>
    </style:style>
    <style:style style:family="text" style:name="T9" style:display-name="T9">
      <style:text-properties/>
    </style:style>
    <style:style style:family="text" style:name="T10" style:display-name="T10">
      <style:text-properties/>
    </style:style>
    <style:style style:family="text" style:name="T11" style:display-name="T11">
      <style:text-properties/>
    </style:style>
    <style:style style:family="text" style:name="T12" style:display-name="T12">
      <style:text-properties/>
    </style:style>
    <style:style style:family="text" style:name="T13" style:display-name="T13">
      <style:text-properties/>
    </style:style>
    <style:style style:family="text" style:name="T14" style:display-name="T14">
      <style:text-properties/>
    </style:style>
    <style:style style:family="text" style:name="T15" style:display-name="T15">
      <style:text-properties/>
    </style:style>
    <style:style style:family="text" style:name="T16" style:display-name="T16">
      <style:text-properties/>
    </style:style>
    <style:style style:family="text" style:name="T17" style:display-name="T17">
      <style:text-properties/>
    </style:style>
    <style:style style:family="text" style:name="T18" style:display-name="T18">
      <style:text-properties/>
    </style:style>
    <style:style style:family="text" style:name="T19" style:display-name="T19">
      <style:text-properties/>
    </style:style>
    <style:style style:family="text" style:name="T20" style:display-name="T20">
      <style:text-properties/>
    </style:style>
    <style:style style:family="text" style:name="T21" style:display-name="T21">
      <style:text-properties/>
    </style:style>
    <style:style style:family="text" style:name="T22" style:display-name="T22">
      <style:text-properties/>
    </style:style>
    <style:style style:family="text" style:name="T23" style:display-name="T23">
      <style:text-properties/>
    </style:style>
    <style:style style:family="text" style:name="T24" style:display-name="T24">
      <style:text-properties/>
    </style:style>
    <style:style style:family="text" style:name="T25" style:display-name="T25">
      <style:text-properties/>
    </style:style>
    <style:style style:family="text" style:name="T26" style:display-name="T26">
      <style:text-properties/>
    </style:style>
    <style:style style:family="text" style:name="T27" style:display-name="T27">
      <style:text-properties/>
    </style:style>
    <style:style style:family="text" style:name="T28" style:display-name="T28">
      <style:text-properties/>
    </style:style>
  </office:styles>
  <office:automatic-styles>
    <style:page-layout style:name="Mpm1">
      <style:page-layout-properties fo:margin-right="56.6929133858pt" fo:border="0pt" fo:margin-top="56.6929133858pt" fo:page-width="612.0pt" fo:margin-left="56.6929133858pt" fo:page-height="792.0pt" fo:margin-bottom="56.6929133858pt"/>
    </style:page-layout>
  </office:automatic-styles>
  <office:master-styles>
    <style:master-page style:name="main" style:page-layout-name="Mpm1" style:display-name="main"/>
    <style:master-page style:name="Standard" style:page-layout-name="Mpm1" style:display-name="Standard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meta>
    <meta:generator>ODFPY/1.4.0</meta:generator>
  </office:meta>
</office:document-meta>
</file>